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master-page-name="">
      <loext:graphic-properties draw:fill="none"/>
      <style:paragraph-properties fo:margin-left="1.3cm" fo:margin-right="0cm" fo:margin-top="0cm" fo:margin-bottom="0.247cm" style:contextual-spacing="false" fo:line-height="115%" fo:text-indent="1.199cm" style:auto-text-indent="false" style:page-number="auto" fo:background-color="transparent"/>
    </style:style>
    <style:style style:name="P2" style:family="paragraph" style:parent-style-name="Text_20_body" style:master-page-name="">
      <loext:graphic-properties draw:fill="none"/>
      <style:paragraph-properties fo:margin-left="1.3cm" fo:margin-right="0cm" fo:margin-top="0cm" fo:margin-bottom="0.247cm" style:contextual-spacing="false" fo:line-height="115%" fo:text-align="start" style:justify-single-word="false" fo:text-indent="1.199cm" style:auto-text-indent="false" style:page-number="auto" fo:background-color="transparent"/>
      <style:text-properties officeooo:rsid="0018a3f3" officeooo:paragraph-rsid="001b7926"/>
    </style:style>
    <style:style style:name="P3" style:family="paragraph" style:parent-style-name="Text_20_body">
      <loext:graphic-properties draw:fill="none"/>
      <style:paragraph-properties fo:margin-left="1.3cm" fo:margin-right="0cm" fo:margin-top="0cm" fo:margin-bottom="0.247cm" style:contextual-spacing="false" fo:line-height="115%" fo:text-align="start" style:justify-single-word="false" fo:text-indent="0cm" style:auto-text-indent="false" fo:background-color="transparent"/>
      <style:text-properties officeooo:rsid="001f47ef" officeooo:paragraph-rsid="001f47ef"/>
    </style:style>
    <style:style style:name="P4" style:family="paragraph" style:parent-style-name="Text_20_body">
      <style:text-properties officeooo:paragraph-rsid="00206b68"/>
    </style:style>
    <style:style style:name="P5" style:family="paragraph" style:parent-style-name="Text_20_body">
      <style:text-properties officeooo:rsid="0022caeb" officeooo:paragraph-rsid="0022caeb"/>
    </style:style>
    <style:style style:name="P6" style:family="paragraph" style:parent-style-name="Text_20_body">
      <style:text-properties fo:font-weight="normal" officeooo:rsid="0022caeb" officeooo:paragraph-rsid="0022caeb" style:font-weight-asian="normal" style:font-weight-complex="normal"/>
    </style:style>
    <style:style style:name="P7" style:family="paragraph" style:parent-style-name="Text_20_body">
      <style:text-properties fo:font-weight="normal" officeooo:rsid="0026369b" officeooo:paragraph-rsid="0026369b" style:font-weight-asian="normal" style:font-weight-complex="normal"/>
    </style:style>
    <style:style style:name="P8" style:family="paragraph" style:parent-style-name="Text_20_body">
      <style:text-properties fo:font-weight="normal" officeooo:rsid="0026f066" officeooo:paragraph-rsid="0026f066" style:font-weight-asian="normal" style:font-weight-complex="normal"/>
    </style:style>
    <style:style style:name="P9" style:family="paragraph" style:parent-style-name="Text_20_body">
      <style:text-properties fo:font-weight="normal" officeooo:rsid="002e75e3" officeooo:paragraph-rsid="002e75e3" style:font-weight-asian="normal" style:font-weight-complex="normal"/>
    </style:style>
    <style:style style:name="P10" style:family="paragraph" style:parent-style-name="Text_20_body">
      <style:text-properties fo:font-weight="normal" officeooo:rsid="002f7f63" officeooo:paragraph-rsid="003225f6" style:font-weight-asian="normal" style:font-weight-complex="normal"/>
    </style:style>
    <style:style style:name="P11" style:family="paragraph" style:parent-style-name="Text_20_body">
      <style:text-properties fo:font-weight="normal" officeooo:rsid="003225f6" officeooo:paragraph-rsid="003225f6" style:font-weight-asian="normal" style:font-weight-complex="normal"/>
    </style:style>
    <style:style style:name="P12" style:family="paragraph" style:parent-style-name="Text_20_body">
      <style:text-properties officeooo:rsid="002f7f63" officeooo:paragraph-rsid="002f7f63"/>
    </style:style>
    <style:style style:name="P13" style:family="paragraph" style:parent-style-name="Text_20_body">
      <style:text-properties officeooo:rsid="0033d5f4" officeooo:paragraph-rsid="0033d5f4"/>
    </style:style>
    <style:style style:name="P14" style:family="paragraph" style:parent-style-name="Heading_20_1">
      <style:paragraph-properties fo:text-align="center" style:justify-single-word="false"/>
    </style:style>
    <style:style style:name="P15" style:family="paragraph" style:parent-style-name="Heading_20_2">
      <style:paragraph-properties fo:text-align="center" style:justify-single-word="false"/>
    </style:style>
    <style:style style:name="P16" style:family="paragraph" style:parent-style-name="Heading_20_2">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1e7849" officeooo:paragraph-rsid="001e7849"/>
    </style:style>
    <style:style style:name="P17" style:family="paragraph" style:parent-style-name="Heading_20_2">
      <style:text-properties officeooo:rsid="0033d5f4" officeooo:paragraph-rsid="0033d5f4"/>
    </style:style>
    <style:style style:name="P18" style:family="paragraph" style:parent-style-name="Text_20_body" style:list-style-name="L1">
      <style:paragraph-properties fo:text-align="start" style:justify-single-word="false"/>
      <style:text-properties officeooo:rsid="00189227" officeooo:paragraph-rsid="00189227"/>
    </style:style>
    <style:style style:name="P19" style:family="paragraph" style:parent-style-name="Text_20_body" style:list-style-name="L1">
      <style:paragraph-properties fo:text-align="start" style:justify-single-word="false"/>
      <style:text-properties officeooo:rsid="0018a3f3" officeooo:paragraph-rsid="0018a3f3"/>
    </style:style>
    <style:style style:name="P20" style:family="paragraph" style:parent-style-name="Text_20_body" style:list-style-name="L1">
      <style:paragraph-properties fo:text-align="start" style:justify-single-word="false"/>
      <style:text-properties officeooo:rsid="0018a3f3" officeooo:paragraph-rsid="001b7926"/>
    </style:style>
    <style:style style:name="P21" style:family="paragraph" style:parent-style-name="Text_20_body" style:list-style-name="L2">
      <loext:graphic-properties draw:fill="none"/>
      <style:paragraph-properties fo:margin-top="0cm" fo:margin-bottom="0.247cm" style:contextual-spacing="false" fo:line-height="115%" fo:text-align="start" style:justify-single-word="false" fo:background-color="transparent"/>
      <style:text-properties officeooo:rsid="001f47ef" officeooo:paragraph-rsid="001f47ef"/>
    </style:style>
    <style:style style:name="P22" style:family="paragraph" style:parent-style-name="Text_20_body">
      <style:text-properties fo:font-weight="normal" officeooo:rsid="003225f6" officeooo:paragraph-rsid="003225f6" style:font-weight-asian="normal" style:font-weight-complex="normal"/>
    </style:style>
    <style:style style:name="P23" style:family="paragraph" style:parent-style-name="Text_20_body">
      <style:text-properties fo:font-weight="normal" officeooo:rsid="003445af" officeooo:paragraph-rsid="003445af" style:font-weight-asian="normal" style:font-weight-complex="normal"/>
    </style:style>
    <style:style style:name="P24" style:family="paragraph" style:parent-style-name="Text_20_body">
      <style:text-properties fo:font-weight="normal" officeooo:rsid="0035b4c1" officeooo:paragraph-rsid="0035b4c1" style:font-weight-asian="normal" style:font-weight-complex="normal"/>
    </style:style>
    <style:style style:name="P25" style:family="paragraph" style:parent-style-name="Text_20_body">
      <style:text-properties officeooo:rsid="0035b620" officeooo:paragraph-rsid="0035b620"/>
    </style:style>
    <style:style style:name="P26" style:family="paragraph" style:parent-style-name="Text_20_body">
      <style:text-properties officeooo:rsid="0037882d" officeooo:paragraph-rsid="0037882d"/>
    </style:style>
    <style:style style:name="P27" style:family="paragraph" style:parent-style-name="Text_20_body" style:list-style-name="L3" style:master-page-name="">
      <loext:graphic-properties draw:fill="none"/>
      <style:paragraph-properties fo:margin-left="2.6cm" fo:margin-right="0cm" fo:margin-top="0cm" fo:margin-bottom="0.247cm" style:contextual-spacing="false" fo:line-height="115%" fo:text-indent="0.4cm" style:auto-text-indent="false" style:page-number="auto" fo:background-color="transparent"/>
      <style:text-properties officeooo:rsid="0037882d" officeooo:paragraph-rsid="0037882d"/>
    </style:style>
    <style:style style:name="P28" style:family="paragraph" style:parent-style-name="Text_20_body" style:list-style-name="L3">
      <loext:graphic-properties draw:fill="none"/>
      <style:paragraph-properties fo:margin-left="2.6cm" fo:margin-right="0cm" fo:margin-top="0cm" fo:margin-bottom="0.247cm" style:contextual-spacing="false" fo:line-height="115%" fo:text-indent="0.4cm" style:auto-text-indent="false" fo:background-color="transparent"/>
      <style:text-properties officeooo:rsid="0037882d" officeooo:paragraph-rsid="0037882d"/>
    </style:style>
    <style:style style:name="P29" style:family="paragraph" style:parent-style-name="Text_20_body" style:list-style-name="L3">
      <loext:graphic-properties draw:fill="none"/>
      <style:paragraph-properties fo:margin-left="2.6cm" fo:margin-right="0cm" fo:margin-top="0cm" fo:margin-bottom="0.247cm" style:contextual-spacing="false" fo:line-height="115%" fo:text-indent="0.4cm" style:auto-text-indent="false" fo:background-color="transparent"/>
      <style:text-properties officeooo:rsid="0037882d" officeooo:paragraph-rsid="003ad965"/>
    </style:style>
    <style:style style:name="P30" style:family="paragraph" style:parent-style-name="Text_20_body">
      <style:text-properties officeooo:rsid="003ad965" officeooo:paragraph-rsid="003ad965"/>
    </style:style>
    <style:style style:name="T1" style:family="text">
      <style:text-properties officeooo:rsid="0018a3f3"/>
    </style:style>
    <style:style style:name="T2" style:family="text">
      <style:text-properties officeooo:rsid="001a65e2"/>
    </style:style>
    <style:style style:name="T3" style:family="text">
      <style:text-properties officeooo:rsid="001b7926"/>
    </style:style>
    <style:style style:name="T4" style:family="text">
      <style:text-properties fo:font-weight="bold" style:font-weight-asian="bold" style:font-weight-complex="bold"/>
    </style:style>
    <style:style style:name="T5" style:family="text">
      <style:text-properties fo:font-weight="bold" officeooo:rsid="001b7926" style:font-weight-asian="bold" style:font-weight-complex="bold"/>
    </style:style>
    <style:style style:name="T6" style:family="text">
      <style:text-properties fo:font-weight="bold" officeooo:rsid="0027c74e" style:font-weight-asian="bold" style:font-weight-complex="bold"/>
    </style:style>
    <style:style style:name="T7" style:family="text">
      <style:text-properties fo:font-weight="bold" officeooo:rsid="00288555" style:font-weight-asian="bold" style:font-weight-complex="bold"/>
    </style:style>
    <style:style style:name="T8" style:family="text">
      <style:text-properties fo:font-weight="bold" officeooo:rsid="002a31d2" style:font-weight-asian="bold" style:font-weight-complex="bold"/>
    </style:style>
    <style:style style:name="T9" style:family="text">
      <style:text-properties fo:font-weight="bold" officeooo:rsid="003225f6" style:font-weight-asian="bold" style:font-weight-complex="bold"/>
    </style:style>
    <style:style style:name="T10" style:family="text">
      <style:text-properties fo:font-weight="bold" officeooo:rsid="003445af" style:font-weight-asian="bold" style:font-weight-complex="bold"/>
    </style:style>
    <style:style style:name="T11" style:family="text">
      <style:text-properties officeooo:rsid="00206b68"/>
    </style:style>
    <style:style style:name="T12" style:family="text">
      <style:text-properties officeooo:rsid="00243fdf"/>
    </style:style>
    <style:style style:name="T13" style:family="text">
      <style:text-properties officeooo:rsid="0026f066"/>
    </style:style>
    <style:style style:name="T14" style:family="text">
      <style:text-properties officeooo:rsid="0027c74e"/>
    </style:style>
    <style:style style:name="T15" style:family="text">
      <style:text-properties officeooo:rsid="00288555"/>
    </style:style>
    <style:style style:name="T16" style:family="text">
      <style:text-properties officeooo:rsid="002a31d2"/>
    </style:style>
    <style:style style:name="T17" style:family="text">
      <style:text-properties officeooo:rsid="002ac6c0"/>
    </style:style>
    <style:style style:name="T18" style:family="text">
      <style:text-properties officeooo:rsid="002b6759"/>
    </style:style>
    <style:style style:name="T19" style:family="text">
      <style:text-properties officeooo:rsid="002c889d"/>
    </style:style>
    <style:style style:name="T20" style:family="text">
      <style:text-properties officeooo:rsid="002f138c"/>
    </style:style>
    <style:style style:name="T21" style:family="text">
      <style:text-properties fo:font-weight="normal" style:font-weight-asian="normal" style:font-weight-complex="normal"/>
    </style:style>
    <style:style style:name="T22" style:family="text">
      <style:text-properties fo:font-weight="normal" officeooo:rsid="003445af" style:font-weight-asian="normal" style:font-weight-complex="normal"/>
    </style:style>
    <style:style style:name="T23" style:family="text">
      <style:text-properties fo:font-weight="normal" officeooo:rsid="003ad965" style:font-weight-asian="normal" style:font-weight-complex="normal"/>
    </style:style>
    <style:style style:name="T24" style:family="text">
      <style:text-properties officeooo:rsid="003225f6"/>
    </style:style>
    <style:style style:name="T25" style:family="text">
      <style:text-properties officeooo:rsid="00328423"/>
    </style:style>
    <style:style style:name="T26" style:family="text">
      <style:text-properties officeooo:rsid="003ad965"/>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2.566cm" fo:text-indent="-0.635cm" fo:margin-left="2.56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201cm" fo:text-indent="-0.635cm" fo:margin-left="3.20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36cm" fo:text-indent="-0.635cm" fo:margin-left="3.83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71cm" fo:text-indent="-0.635cm" fo:margin-left="4.47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106cm" fo:text-indent="-0.635cm" fo:margin-left="5.10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41cm" fo:text-indent="-0.635cm" fo:margin-left="5.74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76cm" fo:text-indent="-0.635cm" fo:margin-left="6.37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011cm" fo:text-indent="-0.635cm" fo:margin-left="7.01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46cm" fo:text-indent="-0.635cm" fo:margin-left="7.64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81cm" fo:text-indent="-0.635cm" fo:margin-left="8.28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 text:outline-level="1">Объектно ориентированное программирование</text:h>
      <text:h text:style-name="P15" text:outline-level="2">Лекция 1</text:h>
      <text:list xml:id="list1381803239" text:style-name="L1">
        <text:list-header>
          <text:p text:style-name="P18">Три постулата объектно ориентированного программирования:</text:p>
        </text:list-header>
        <text:list-item>
          <text:p text:style-name="P18">Наследование — способность наследовать свойства родительского объекта</text:p>
        </text:list-item>
        <text:list-item>
          <text:p text:style-name="P18">Полиморфизм — способность изменчивости кода</text:p>
        </text:list-item>
        <text:list-item>
          <text:p text:style-name="P18">Инкапсуляция — способность защиты данных</text:p>
          <text:p text:style-name="P18">Иногда добавляют четвертый:</text:p>
        </text:list-item>
        <text:list-item>
          <text:p text:style-name="P18">Абстракция — способность абстрагироваться от машинного исполнения</text:p>
        </text:list-item>
      </text:list>
      <text:h text:style-name="Heading_20_2" text:outline-level="2">Конструкторы и деструктор</text:h>
      <text:p text:style-name="P1"><text:span text:style-name="T2">Чтобы создать объект н</text:span><text:span text:style-name="T1">ужно, чтобы какая-то сущность создавала объект. </text:span><text:span text:style-name="T2">При создании любой переменной вызывается конструктор, обычно это встроенный, но иногда требуется создать собственный </text:span></text:p>
      <text:list xml:id="list102529005375660" text:continue-numbering="true" text:style-name="L1">
        <text:list-item>
          <text:list>
            <text:list-header>
              <text:p text:style-name="P19">Конструктор — это функция, имеющая список параметров и ничего не возвращающая</text:p>
              <text:p text:style-name="P19">Деструктор — ничего не принимает и не возвращают</text:p>
              <text:p text:style-name="P20">Вызываются автоматически, когда создается или уничтожается объект</text:p>
            </text:list-header>
          </text:list>
        </text:list-item>
      </text:list>
      <text:h text:style-name="Heading_20_2" text:outline-level="2">Дружественная функция</text:h>
      <text:p text:style-name="P2"><text:span text:style-name="T3">Функция, не являющаяся методом класса, которые могут использоваться в качестве методов класса. Их тело не описано внутри класса, и обозначается ключевым словом </text:span><text:span text:style-name="T5">friend </text:span></text:p>
      <text:h text:style-name="P16" text:outline-level="2" text:is-list-header="true"><text:span text:style-name="T5">О</text:span><text:span text:style-name="T4">бработка ошибок</text:span></text:h>
      <text:p text:style-name="P3">При работе функций могут возникать различные ошибки, не позволяющие функции выполнить свое предназначение. Причины возникновения этих ошибок также могут быть различны, например, в функцию может быть передан некорректный параметр, или функция считала содержимое файла, которое было представлено в ненадлежащем формате.</text:p>
      <text:p text:style-name="P3">Также функция могла запрашивать пользовательский ввод и пользователь осуществил его некорректно. Существуют и другие причины. </text:p>
      <text:p text:style-name="P3">Так или иначе, ошибки, возникающие при работе функции, необходимо обрабатывать. В языке C++ существует 4 основные стратегии обработки ошибок:</text:p>
      <text:list xml:id="list308489935" text:style-name="L2">
        <text:list-item>
          <text:p text:style-name="P21">Обработка внутри самой функции</text:p>
        </text:list-item>
        <text:list-item>
          <text:p text:style-name="P21">Передача ошибки вызывавшей функции (чтобы она разобралась с проблемой)</text:p>
        </text:list-item>
        <text:list-item>
          <text:p text:style-name="P21">Остановка работы программы и ее завершение</text:p>
        </text:list-item>
        <text:list-item>
          <text:p text:style-name="P21"><text:soft-page-break/>Генерация исключения</text:p>
        </text:list-item>
      </text:list>
      <text:p text:style-name="P4">Первый вариант — наиболее простой. В этом случае функция предпринимает все действия для обработки ошибок, например, если в функцию был передан некорректный параметр, она может сообщить об этом пользователю, например есть функция, назначение которой — возвращать значение единицы, деленной на переданный параметр. Очевидно, что если переданным параметром будет 0, то произойдет ошибка. Этот случай нужно предусмотреть и обработать ошибку <text:span text:style-name="T11">[программа 10_1]</text:span></text:p>
      <text:p text:style-name="Text_20_body">Подобный подход имеет ряд недостатков: он почти никогда не используется в повторяющихся кодах (дело в том, что в разных ситуациях ошибка должна по-разному обрабатываться)</text:p>
      <text:p text:style-name="P4">Второй подход, <text:span text:style-name="T11">т. е. Передача ошибки вызвавшей функции обычно реализуется либо при помощи возвращаемого значения, либо при помощи возвращаемого параметра, например, есть функция, задачей которой является нахождение и возвращение числа Фибоначчи по его номеру [программа 10_2]</text:span></text:p>
      <text:p text:style-name="P4">Данная функция возвращает код ошибки -1 должна сама обработать данную ошибку, например так:</text:p>
      <text:p text:style-name="P4">Использование кода ошибки, который передаётся возвращаемым значением достаточно удобно в данном примере т.к. при "правильной" работе функция может вернуть только неотрицательное значение, а все отрицательные числа можно использовать в качестве кодов ошибки.</text:p>
      <text:p text:style-name="P4">Гораздо более неудобная ситуация, когда возвращаемое значение при "правильной" работе может быть любым числом, тогда вызывающий функцией сложно будет понять произошла ли ошибка или работа завершена "правильно" </text:p>
      <text:p text:style-name="P4">В этом случае код ошибки можно передавать через возвращаемый параметр, однако, это, как правило, делает код более гр<text:span text:style-name="T11">о</text:span>моз<text:span text:style-name="T11">д</text:span>ким и менее читаемым. В качестве примера, приведём работу функции, осуществляющей деление</text:p>
      <text:p text:style-name="P5">В <text:span text:style-name="T13">примере</text:span> 11_1 функция divide_float генерирует (выбрасывает) исключение тогда, когда ей передан некорректный параметр (делитель равный 0). В данном примере выбрасывается исключение типа «строковая константа в стиле „Си“ » (в принципе, можно генерировать исключения различных типов, как встроенных, так и пользовательских) для генерации исключения используется слово <text:span text:style-name="T4">throw</text:span></text:p>
      <text:p text:style-name="P6">В данном примере исключение не перехватывается и не обрабатывается. <text:span text:style-name="T12">В результате, программа, в случаи генерации исключения завершается с ошибкой.</text:span></text:p>
      <text:p text:style-name="P7">Исключение обрабатывается немедленно. Иными словами, после выброса исключение (генерации) сразу же начинается поиск блоков, которые должны обработать исключение. Другой код не будет исполняться, пока не будет обработано исключение. Если обработчики исключения не найдены, то программа так завершит работу (с ошибкой).</text:p>
      <text:p text:style-name="P8">Завершение программы, в результате не обработанного исключения является плохой практикой. </text:p>
      <text:p text:style-name="P8"><text:soft-page-break/>В примере 11_2 <text:span text:style-name="T14">реализована обработка выброшенного исключения, для этого используются блоки </text:span><text:span text:style-name="T6">try</text:span><text:span text:style-name="T14"> и </text:span><text:span text:style-name="T6">catch</text:span><text:span text:style-name="T14">. </text:span><text:span text:style-name="T15">Внутри </text:span><text:span text:style-name="T7">try</text:span><text:span text:style-name="T15"> генерируется исключение, а </text:span><text:span text:style-name="T7">catch</text:span><text:span text:style-name="T15"> ловит и обрабатывает его. </text:span><text:span text:style-name="T16">Особенность </text:span><text:span text:style-name="T8">catch</text:span><text:span text:style-name="T16"> в том, что он перехватывает исключения только определенного типа, который задан в скобках, как параметр. </text:span><text:span text:style-name="T17">В данном примере продемонстрирован синтаксис обработки </text:span><text:span text:style-name="T18">исключения</text:span><text:span text:style-name="T17">, однако, обработкой занимается та же функция, которая </text:span><text:span text:style-name="T18">исключение </text:span><text:span text:style-name="T17">и генерирует. </text:span><text:span text:style-name="T19">По сути, применение механизма исключений в данном случае смысла не имеет. Ведь главное достоинство механизма исключений — это передача обработки исключительной ситуации в другую функцию.</text:span></text:p>
      <text:p text:style-name="P9">Пример 11_3 демонстрирует программу, в которой функция divide_float генерирует исключение, а обработкой этого исключения занимается функция main. </text:p>
      <text:p text:style-name="P9">Пример 11_4 демонстрирует как выброшенное исключение переходит от функции к функции в поисках <text:span text:style-name="T20">подходящего обработчика. Такой процесс называют раскручиванием (разматывания стека). Сама идея проста если не найдет обработчик в той, функции, что сгенерировала исключение, то осуществляется поиск в функции, ее вызвавшей и т.д. До тех пор, пока не будет найдет обработчик или программа не будет завершена </text:span></text:p>
      <text:h text:style-name="Heading_20_2" text:outline-level="2">Универсальный обработчик исключений</text:h>
      <text:p text:style-name="P12">Завершать программу в результате необработанного исключения считается плохой практикой. В некоторых случаях, когда сам алгоритм обработки исключений не зависит от исключения. Можно использовать обработчик по-умолчанию <text:span text:style-name="T4">catch(…)</text:span><text:span text:style-name="T21">.Например, практика 12_1.</text:span></text:p>
      <text:p text:style-name="P10">Такой обработчик удобно использовать внутри функции «<text:span text:style-name="T4">main</text:span>» для того, чтобы он ловил все исключения и позволял программе завершаться корректно.</text:p>
      <text:p text:style-name="P11">Использовать исключения встроенных типов считается не лучшей практикой. Гораздо предпочтительнее для каждого случая создавать исключения определенного типа (пользовательского типа). Для этого пишут классы исключений </text:p>
      <text:p text:style-name="P10"><text:span text:style-name="T24">В примере практика 12_2 определен такой класс </text:span><text:span text:style-name="T9">ArrayIntException</text:span><text:span text:style-name="T24"> в примере определен класс </text:span><text:span text:style-name="T9">ArrayInt</text:span><text:span text:style-name="T24">, реализующий небольшой статический массив типа </text:span><text:span text:style-name="T9">int</text:span><text:span text:style-name="T24">. Для получения длины этого массива определена функция </text:span><text:span text:style-name="T9">getlenght </text:span><text:span text:style-name="T24">для обращения к элементам массива переопределен оператор индексации. В случае некорректного индекса этот метод выбрасывает исключение типа </text:span><text:span text:style-name="T9">ArrayIntException </text:span><text:span text:style-name="T24">это исключение обрабатывается функцией «</text:span><text:span text:style-name="T9">main</text:span><text:span text:style-name="T24">» </text:span></text:p>
      <text:p text:style-name="P11">Сам класс <text:span text:style-name="T4">ArrayIntException </text:span>построен довольно просто: в качестве данных используются строка типа <text:span text:style-name="T4">string</text:span>, которая будет хранить запись о характере ошибки, <text:span text:style-name="T25">конструктор, который инициализирует эту строку и геттер — метод, который возвращает значение этой строки.</text:span></text:p>
      <text:h text:style-name="P17" text:outline-level="2">Работа с файлом</text:h>
      <text:p text:style-name="P13">Для использования файлового ввода-вывода в языке <text:span text:style-name="T4">C++ </text:span><text:span text:style-name="T21">следует подключить </text:span><text:span text:style-name="T22">библиотечный заголовок </text:span><text:span text:style-name="T4">&lt;fstream&gt; </text:span><text:span text:style-name="T22">и использовать соответствующие классы и методы Практика 12_3 демонстрирует пример записи в файл для этого создается объект </text:span><text:span text:style-name="T10">fout</text:span><text:span text:style-name="T22"> </text:span><text:soft-page-break/><text:span text:style-name="T22">типа </text:span><text:span text:style-name="T10">ofstream </text:span><text:span text:style-name="T22">в скобках указывается полный путь к файлу, который «привязывается» к этому объекту, затем выполняется проверка на успешное открытие файла (если файл не существует, то он создается), после чего осуществляется двух строк. </text:span></text:p>
      <text:p text:style-name="P23">Важно: когда объект fout выходит из области видимости, деструктор закрывает файл. </text:p>
      <text:p text:style-name="P24">Пример ввода из файла в практике 12_4</text:p>
      <text:p text:style-name="P25"><text:span text:style-name="T21">У объектов </text:span><text:span text:style-name="T4">fsteam </text:span><text:span text:style-name="T21">кроме имени файла есть дополнительный необязательный параметр — это режим </text:span><text:span text:style-name="T4">ios</text:span><text:span text:style-name="T21">, который определяет как будет открыт файл. В примере 12_5 файл открывается в режиме «добавления» (флаг </text:span><text:span text:style-name="T4">ios::app</text:span><text:span text:style-name="T21">) это подразумевает, что новая информация дописывается в конец файла. Имя файла, как и его расширение может быть любым. При его обработке все зависит от того, в каком режиме он открыт и как конкретно обрабатывается. </text:span></text:p>
      <text:p text:style-name="P26"><text:span text:style-name="T21">У </text:span><text:span text:style-name="T4">ofstream</text:span><text:span text:style-name="T21"> и </text:span><text:span text:style-name="T4">ifstream</text:span><text:span text:style-name="T21"> есть различные методы:</text:span></text:p>
      <text:p text:style-name="P26"><text:span text:style-name="T4">open</text:span><text:span text:style-name="T21">(&lt;имя&gt;) - открыть файл </text:span></text:p>
      <text:p text:style-name="P26"><text:span text:style-name="T4">close</text:span><text:span text:style-name="T21">() - закрыть текущий файл</text:span></text:p>
      <text:p text:style-name="P26"><text:span text:style-name="T4">seekg</text:span><text:span text:style-name="T21">(&lt;смещение указателя&gt;, &lt;начальная позиция&gt;) - смещаться можно относительно начала файла, конца и текущего положения указателя (в байтах)</text:span></text:p>
      <text:p text:style-name="P26"><text:span text:style-name="T4">seekp</text:span><text:span text:style-name="T21">(&lt;смещение указателя&gt;, &lt;начальная позиция&gt;) - смещаться можно относительно начала файла, конца и текущего положения указателя (в байтах)</text:span></text:p>
      <text:p text:style-name="P26"><text:span text:style-name="T21">Позиция определяется тремя флагами </text:span></text:p>
      <text:list xml:id="list2308445820" text:style-name="L3">
        <text:list-item>
          <text:p text:style-name="P27"><text:span text:style-name="T4">std::ios::beg</text:span><text:span text:style-name="T21"> - начало</text:span></text:p>
        </text:list-item>
        <text:list-item>
          <text:p text:style-name="P28"><text:span text:style-name="T4">std::ios::cur</text:span><text:span text:style-name="T21"> - текущее</text:span></text:p>
        </text:list-item>
        <text:list-item>
          <text:p text:style-name="P29"><text:span text:style-name="T4">std::ios::end</text:span><text:span text:style-name="T21"> — конец</text:span></text:p>
        </text:list-item>
      </text:list>
      <text:p text:style-name="Text_20_body"><text:span text:style-name="T26">Удалить файл </text:span></text:p>
      <text:p text:style-name="P30">&lt;cstdio&gt;</text:p>
      <text:p text:style-name="P30"><text:span text:style-name="T4">remove</text:span>(&lt;имя и адрес файла&gt;) - не удалит файл, пока он открыт или нет прав. Если вернула 0, то файл удален.</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1.296cm" fo:margin-right="0cm" fo:margin-top="0cm" fo:margin-bottom="0.247cm" style:contextual-spacing="false" fo:line-height="115%" fo:text-indent="1.111cm" style:auto-text-indent="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fo:text-align="center" style:justify-single-word="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5T09:15:41.776600286</meta:creation-date>
    <dc:date>2023-05-24T10:25:25.847204513</dc:date>
    <meta:editing-duration>PT5H5M20S</meta:editing-duration>
    <meta:editing-cycles>22</meta:editing-cycles>
    <meta:generator>LibreOffice/7.3.7.2$Linux_X86_64 LibreOffice_project/30$Build-2</meta:generator>
    <meta:document-statistic meta:table-count="0" meta:image-count="0" meta:object-count="0" meta:page-count="4" meta:paragraph-count="60" meta:word-count="1101" meta:character-count="8436" meta:non-whitespace-character-count="7384"/>
  </office:meta>
</office:document-meta>
</file>